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92cm" svg:height="1.012cm" svg:x="0.777cm" svg:y="2.545cm">
          <text:p/>
        </draw:rect>
        <draw:frame draw:style-name="gr2" draw:text-style-name="P2" draw:layer="layout" svg:width="13.075cm" svg:height="7.335cm" svg:x="0.216cm" svg:y="0.17cm">
          <draw:text-box>
            <text:p text:style-name="P2"><text:span text:style-name="T1">&lt;data xsi:type="assessment_t" projectID="A" subjectID="1" subjectGroupID="X"</text:span></text:p>
            <text:p text:style-name="P2"><text:span text:style-name="T1"><text:s text:c="3"/></text:span><text:span text:style-name="T1">visitID="1" studyID="clinical" episodeID="battery 2" acquisitionID="SES"&gt;</text:span></text:p>
            <text:p text:style-name="P2"><text:span text:style-name="T1"><text:s/></text:span><text:span text:style-name="T1">&lt;name&gt;Socio-Economic Status&lt;/name&gt;</text:span></text:p>
            <text:p text:style-name="P2"><text:span text:style-name="T1"><text:s/></text:span><text:span text:style-name="T1">&lt;dataInstance validated="true"&gt;</text:span></text:p>
            <text:p text:style-name="P2"><text:span text:style-name="T1"><text:s text:c="2"/></text:span><text:span text:style-name="T1">&lt;assessmentInfo&gt;</text:span></text:p>
            <text:p text:style-name="P2"><text:span text:style-name="T1"><text:s text:c="3"/></text:span><text:span text:style-name="T1">&lt;description&gt;This is the socio-economic scale.&lt;/description&gt;</text:span></text:p>
            <text:p text:style-name="P2"><text:span text:style-name="T1"><text:s text:c="2"/></text:span><text:span text:style-name="T1">&lt;/assessmentInfo&gt;</text:span></text:p>
            <text:p text:style-name="P2"><text:span text:style-name="T1"><text:s text:c="2"/></text:span><text:span text:style-name="T1">&lt;assessmentItem ID="ses_education_subject"&gt;</text:span></text:p>
            <text:p text:style-name="P2"><text:span text:style-name="T1"><text:s text:c="3"/></text:span><text:span text:style-name="T1">&lt;value&gt;1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ses_education_p_caretaker_prior_18"&gt;</text:span></text:p>
            <text:p text:style-name="P2"><text:span text:style-name="T1"><text:s text:c="3"/></text:span><text:span text:style-name="T1">&lt;value&gt;2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ses_education_p_caretaker_lifetime"&gt;</text:span></text:p>
            <text:p text:style-name="P2"><text:span text:style-name="T1"><text:s text:c="3"/></text:span><text:span text:style-name="T1">&lt;value&gt;2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ses_education_s_caretaker_prior18"&gt;</text:span></text:p>
            <text:p text:style-name="P2"><text:span text:style-name="T1"><text:s text:c="3"/></text:span><text:span text:style-name="T1">&lt;value&gt;1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-- ... --&gt;</text:span></text:p>
            <text:p text:style-name="P2"><text:span text:style-name="T1"><text:s/></text:span><text:span text:style-name="T1">&lt;/dataInstance&gt;</text:span></text:p>
            <text:p text:style-name="P2"><text:span text:style-name="T1">&lt;/data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1-15T15:20:52</dc:date>
    <dc:language>en-US</dc:language>
    <meta:editing-cycles>18</meta:editing-cycles>
    <meta:editing-duration>PT3H22M1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